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0.7504in">
            <draw:object draw:notify-on-update-of-ranges="Sheet1.C5:Sheet1.C5 Sheet1.C6:Sheet1.C8 Sheet1.D6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4-05T17:53:26.133416993</meta:creation-date>
    <dc:date>2014-04-05T17:54:41.827529241</dc:date>
    <dc:creator>Markus Mohrhard</dc:creator>
    <meta:editing-duration>P0D</meta:editing-duration>
    <meta:editing-cycles>1</meta:editing-cycles>
    <meta:document-statistic meta:table-count="1" meta:cell-count="8" meta:object-count="1"/>
    <meta:generator>LibreOfficeDev/4.3.0.0.alpha0$Linux_X86_64 LibreOffice_project/c07b2d1ec86da69f1b453cac724d1a09692e50f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Sheet1.C5:Sheet1.C8 Sheet1.D6:Sheet1.D8" chart:data-source-has-labels="row" svg:x="0.77cm" svg:y="0.855cm" svg:width="12.115cm" svg:height="7.545cm">
          <chartooo:coordinate-region svg:x="1.497cm" svg:y="1.054cm" svg:width="11.14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8" loext:label-string="&quot;LabelName&quot;" chart:class="chart:scatter">
            <chart:domain table:cell-range-address="Sheet1.C6:Sheet1.C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belNa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:Sheet1.C8</svg:desc>
                </draw:g>
              </table:table-cell>
              <table:table-cell office:value-type="float" office:value="2">
                <text:p>2</text:p>
                <draw:g>
                  <svg:desc>Sheet1.D6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3.0.0.alpha0$Linux_X86_64 LibreOffice_project/c07b2d1ec86da69f1b453cac724d1a09692e50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